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CHRG10-5D_line ol(27)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oxide wt%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Mg no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G10_5D_ol_line</text:p>
          </table:table-cell>
          <table:table-cell office:value-type="float" office:value="24.8965" calcext:value-type="float">
            <text:p>24.8965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0787" calcext:value-type="float">
            <text:p>0.0787</text:p>
          </table:table-cell>
          <table:table-cell office:value-type="float" office:value="15.3684" calcext:value-type="float">
            <text:p>15.3684</text:p>
          </table:table-cell>
          <table:table-cell office:value-type="float" office:value="41.0799" calcext:value-type="float">
            <text:p>41.0799</text:p>
          </table:table-cell>
          <table:table-cell office:value-type="float" office:value="5.6799" calcext:value-type="float">
            <text:p>5.6799</text:p>
          </table:table-cell>
          <table:table-cell office:value-type="float" office:value="7.2574" calcext:value-type="float">
            <text:p>7.2574</text:p>
          </table:table-cell>
          <table:table-cell office:value-type="float" office:value="1.3394" calcext:value-type="float">
            <text:p>1.3394</text:p>
          </table:table-cell>
          <table:table-cell office:value-type="float" office:value="95.9558" calcext:value-type="float">
            <text:p>95.9558</text:p>
          </table:table-cell>
          <table:table-cell table:formula="of:=100*[.C5]/([.C5]+[.F5])" office:value-type="float" office:value="61.8317691090752" calcext:value-type="float">
            <text:p>61.8317691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G10_5D_ol_line</text:p>
          </table:table-cell>
          <table:table-cell office:value-type="float" office:value="38.4223" calcext:value-type="float">
            <text:p>38.4223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1278" calcext:value-type="float">
            <text:p>0.1278</text:p>
          </table:table-cell>
          <table:table-cell office:value-type="float" office:value="18.229" calcext:value-type="float">
            <text:p>18.229</text:p>
          </table:table-cell>
          <table:table-cell office:value-type="float" office:value="37.918" calcext:value-type="float">
            <text:p>37.918</text:p>
          </table:table-cell>
          <table:table-cell office:value-type="float" office:value="0.8912" calcext:value-type="float">
            <text:p>0.8912</text:p>
          </table:table-cell>
          <table:table-cell office:value-type="float" office:value="1.2311" calcext:value-type="float">
            <text:p>1.2311</text:p>
          </table:table-cell>
          <table:table-cell office:value-type="float" office:value="0.0475" calcext:value-type="float">
            <text:p>0.0475</text:p>
          </table:table-cell>
          <table:table-cell office:value-type="float" office:value="97.1444" calcext:value-type="float">
            <text:p>97.1444</text:p>
          </table:table-cell>
          <table:table-cell table:formula="of:=100*[.C6]/([.C6]+[.F6])" office:value-type="float" office:value="67.8224506763305" calcext:value-type="float">
            <text:p>67.82245067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G10_5D_ol_line</text:p>
          </table:table-cell>
          <table:table-cell office:value-type="float" office:value="40.5139" calcext:value-type="float">
            <text:p>40.5139</text:p>
          </table:table-cell>
          <table:table-cell office:value-type="float" office:value="0.286" calcext:value-type="float">
            <text:p>0.286</text:p>
          </table:table-cell>
          <table:table-cell office:value-type="float" office:value="0.1385" calcext:value-type="float">
            <text:p>0.1385</text:p>
          </table:table-cell>
          <table:table-cell office:value-type="float" office:value="18.2707" calcext:value-type="float">
            <text:p>18.2707</text:p>
          </table:table-cell>
          <table:table-cell office:value-type="float" office:value="37.6483" calcext:value-type="float">
            <text:p>37.6483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36" calcext:value-type="float">
            <text:p>0.0436</text:p>
          </table:table-cell>
          <table:table-cell office:value-type="float" office:value="97.3531" calcext:value-type="float">
            <text:p>97.3531</text:p>
          </table:table-cell>
          <table:table-cell table:formula="of:=100*[.C7]/([.C7]+[.F7])" office:value-type="float" office:value="68.9192407535307" calcext:value-type="float">
            <text:p>68.9192407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G10_5D_ol_line</text:p>
          </table:table-cell>
          <table:table-cell office:value-type="float" office:value="41.5735" calcext:value-type="float">
            <text:p>41.5735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1594" calcext:value-type="float">
            <text:p>0.1594</text:p>
          </table:table-cell>
          <table:table-cell office:value-type="float" office:value="16.8391" calcext:value-type="float">
            <text:p>16.8391</text:p>
          </table:table-cell>
          <table:table-cell office:value-type="float" office:value="37.9088" calcext:value-type="float">
            <text:p>37.9088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98" calcext:value-type="float">
            <text:p>0.0398</text:p>
          </table:table-cell>
          <table:table-cell office:value-type="float" office:value="97.2064" calcext:value-type="float">
            <text:p>97.2064</text:p>
          </table:table-cell>
          <table:table-cell table:formula="of:=100*[.C8]/([.C8]+[.F8])" office:value-type="float" office:value="71.1721443661128" calcext:value-type="float">
            <text:p>71.1721443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G10_5D_ol_line</text:p>
          </table:table-cell>
          <table:table-cell office:value-type="float" office:value="42.5409" calcext:value-type="float">
            <text:p>42.540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1846" calcext:value-type="float">
            <text:p>0.1846</text:p>
          </table:table-cell>
          <table:table-cell office:value-type="float" office:value="15.8633" calcext:value-type="float">
            <text:p>15.8633</text:p>
          </table:table-cell>
          <table:table-cell office:value-type="float" office:value="38.1184" calcext:value-type="float">
            <text:p>38.11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15" calcext:value-type="float">
            <text:p>0.0115</text:p>
          </table:table-cell>
          <table:table-cell office:value-type="float" office:value="97.3705" calcext:value-type="float">
            <text:p>97.3705</text:p>
          </table:table-cell>
          <table:table-cell table:formula="of:=100*[.C9]/([.C9]+[.F9])" office:value-type="float" office:value="72.8387684447351" calcext:value-type="float">
            <text:p>72.8387684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G10_5D_ol_line</text:p>
          </table:table-cell>
          <table:table-cell office:value-type="float" office:value="42.3928" calcext:value-type="float">
            <text:p>42.3928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1719" calcext:value-type="float">
            <text:p>0.1719</text:p>
          </table:table-cell>
          <table:table-cell office:value-type="float" office:value="15.8229" calcext:value-type="float">
            <text:p>15.8229</text:p>
          </table:table-cell>
          <table:table-cell office:value-type="float" office:value="38.0439" calcext:value-type="float">
            <text:p>38.0439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155" calcext:value-type="float">
            <text:p>0.0155</text:p>
          </table:table-cell>
          <table:table-cell office:value-type="float" office:value="97.0631" calcext:value-type="float">
            <text:p>97.0631</text:p>
          </table:table-cell>
          <table:table-cell table:formula="of:=100*[.C10]/([.C10]+[.F10])" office:value-type="float" office:value="72.8202186008242" calcext:value-type="float">
            <text:p>72.8202186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G10_5D_ol_line</text:p>
          </table:table-cell>
          <table:table-cell office:value-type="float" office:value="41.878" calcext:value-type="float">
            <text:p>41.878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1629" calcext:value-type="float">
            <text:p>0.1629</text:p>
          </table:table-cell>
          <table:table-cell office:value-type="float" office:value="16.6204" calcext:value-type="float">
            <text:p>16.6204</text:p>
          </table:table-cell>
          <table:table-cell office:value-type="float" office:value="38.0214" calcext:value-type="float">
            <text:p>38.0214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92" calcext:value-type="float">
            <text:p>0.0192</text:p>
          </table:table-cell>
          <table:table-cell office:value-type="float" office:value="97.3082" calcext:value-type="float">
            <text:p>97.3082</text:p>
          </table:table-cell>
          <table:table-cell table:formula="of:=100*[.C11]/([.C11]+[.F11])" office:value-type="float" office:value="71.5882827564515" calcext:value-type="float">
            <text:p>71.5882827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G10_5D_ol_line</text:p>
          </table:table-cell>
          <table:table-cell office:value-type="float" office:value="41.6237" calcext:value-type="float">
            <text:p>41.6237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1584" calcext:value-type="float">
            <text:p>0.1584</text:p>
          </table:table-cell>
          <table:table-cell office:value-type="float" office:value="17.0544" calcext:value-type="float">
            <text:p>17.0544</text:p>
          </table:table-cell>
          <table:table-cell office:value-type="float" office:value="37.914" calcext:value-type="float">
            <text:p>37.9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36" calcext:value-type="float">
            <text:p>0.0336</text:p>
          </table:table-cell>
          <table:table-cell office:value-type="float" office:value="97.3763" calcext:value-type="float">
            <text:p>97.3763</text:p>
          </table:table-cell>
          <table:table-cell table:formula="of:=100*[.C12]/([.C12]+[.F12])" office:value-type="float" office:value="70.9356642427072" calcext:value-type="float">
            <text:p>70.93566424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G10_5D_ol_line</text:p>
          </table:table-cell>
          <table:table-cell office:value-type="float" office:value="41.7768" calcext:value-type="float">
            <text:p>41.7768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1555" calcext:value-type="float">
            <text:p>0.1555</text:p>
          </table:table-cell>
          <table:table-cell office:value-type="float" office:value="16.9727" calcext:value-type="float">
            <text:p>16.9727</text:p>
          </table:table-cell>
          <table:table-cell office:value-type="float" office:value="37.8795" calcext:value-type="float">
            <text:p>37.8795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97.4203" calcext:value-type="float">
            <text:p>97.4203</text:p>
          </table:table-cell>
          <table:table-cell table:formula="of:=100*[.C13]/([.C13]+[.F13])" office:value-type="float" office:value="71.1100520004426" calcext:value-type="float">
            <text:p>71.1100520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G10_5D_ol_line</text:p>
          </table:table-cell>
          <table:table-cell office:value-type="float" office:value="41.7181" calcext:value-type="float">
            <text:p>41.7181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1492" calcext:value-type="float">
            <text:p>0.1492</text:p>
          </table:table-cell>
          <table:table-cell office:value-type="float" office:value="17.0072" calcext:value-type="float">
            <text:p>17.0072</text:p>
          </table:table-cell>
          <table:table-cell office:value-type="float" office:value="37.8853" calcext:value-type="float">
            <text:p>37.8853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102" calcext:value-type="float">
            <text:p>0.0102</text:p>
          </table:table-cell>
          <table:table-cell office:value-type="float" office:value="97.3886" calcext:value-type="float">
            <text:p>97.3886</text:p>
          </table:table-cell>
          <table:table-cell table:formula="of:=100*[.C14]/([.C14]+[.F14])" office:value-type="float" office:value="71.0393986918756" calcext:value-type="float">
            <text:p>71.0393986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G10_5D_ol_line</text:p>
          </table:table-cell>
          <table:table-cell office:value-type="float" office:value="41.6785" calcext:value-type="float">
            <text:p>41.6785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155" calcext:value-type="float">
            <text:p>0.155</text:p>
          </table:table-cell>
          <table:table-cell office:value-type="float" office:value="17.2068" calcext:value-type="float">
            <text:p>17.2068</text:p>
          </table:table-cell>
          <table:table-cell office:value-type="float" office:value="37.8055" calcext:value-type="float">
            <text:p>37.805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108" calcext:value-type="float">
            <text:p>0.0108</text:p>
          </table:table-cell>
          <table:table-cell office:value-type="float" office:value="97.4507" calcext:value-type="float">
            <text:p>97.4507</text:p>
          </table:table-cell>
          <table:table-cell table:formula="of:=100*[.C15]/([.C15]+[.F15])" office:value-type="float" office:value="70.7791248410045" calcext:value-type="float">
            <text:p>70.7791248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G10_5D_ol_line</text:p>
          </table:table-cell>
          <table:table-cell office:value-type="float" office:value="41.507" calcext:value-type="float">
            <text:p>41.50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1476" calcext:value-type="float">
            <text:p>0.1476</text:p>
          </table:table-cell>
          <table:table-cell office:value-type="float" office:value="17.2283" calcext:value-type="float">
            <text:p>17.2283</text:p>
          </table:table-cell>
          <table:table-cell office:value-type="float" office:value="37.7888" calcext:value-type="float">
            <text:p>37.7888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47" calcext:value-type="float">
            <text:p>0.0247</text:p>
          </table:table-cell>
          <table:table-cell office:value-type="float" office:value="97.2788" calcext:value-type="float">
            <text:p>97.2788</text:p>
          </table:table-cell>
          <table:table-cell table:formula="of:=100*[.C16]/([.C16]+[.F16])" office:value-type="float" office:value="70.6678947753736" calcext:value-type="float">
            <text:p>70.66789477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G10_5D_ol_line</text:p>
          </table:table-cell>
          <table:table-cell office:value-type="float" office:value="41.6405" calcext:value-type="float">
            <text:p>41.6405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1449" calcext:value-type="float">
            <text:p>0.1449</text:p>
          </table:table-cell>
          <table:table-cell office:value-type="float" office:value="17.3498" calcext:value-type="float">
            <text:p>17.3498</text:p>
          </table:table-cell>
          <table:table-cell office:value-type="float" office:value="37.7744" calcext:value-type="float">
            <text:p>37.7744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164" calcext:value-type="float">
            <text:p>0.0164</text:p>
          </table:table-cell>
          <table:table-cell office:value-type="float" office:value="97.5343" calcext:value-type="float">
            <text:p>97.5343</text:p>
          </table:table-cell>
          <table:table-cell table:formula="of:=100*[.C17]/([.C17]+[.F17])" office:value-type="float" office:value="70.588723908846" calcext:value-type="float">
            <text:p>70.5887239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RG10_5D_ol_line</text:p>
          </table:table-cell>
          <table:table-cell office:value-type="float" office:value="41.4806" calcext:value-type="float">
            <text:p>41.4806</text:p>
          </table:table-cell>
          <table:table-cell office:value-type="float" office:value="0.286" calcext:value-type="float">
            <text:p>0.286</text:p>
          </table:table-cell>
          <table:table-cell office:value-type="float" office:value="0.1491" calcext:value-type="float">
            <text:p>0.1491</text:p>
          </table:table-cell>
          <table:table-cell office:value-type="float" office:value="17.2174" calcext:value-type="float">
            <text:p>17.2174</text:p>
          </table:table-cell>
          <table:table-cell office:value-type="float" office:value="37.7051" calcext:value-type="float">
            <text:p>37.7051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162" calcext:value-type="float">
            <text:p>0.0162</text:p>
          </table:table-cell>
          <table:table-cell office:value-type="float" office:value="97.1713" calcext:value-type="float">
            <text:p>97.1713</text:p>
          </table:table-cell>
          <table:table-cell table:formula="of:=100*[.C18]/([.C18]+[.F18])" office:value-type="float" office:value="70.6678251388463" calcext:value-type="float">
            <text:p>70.6678251388</text:p>
          </table:table-cell>
        </table:table-row>
        <table:table-row table:style-name="ro2" table:number-rows-repeated="8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5cm" fo:margin-bottom="1.0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43:33.064000000</meta:creation-date>
    <meta:editing-duration>PT4M35S</meta:editing-duration>
    <meta:editing-cycles>4</meta:editing-cycles>
    <meta:generator>LibreOffice/4.1.0.4$Windows_x86 LibreOffice_project/89ea49ddacd9aa532507cbf852f2bb22b1ace28</meta:generator>
    <meta:print-date>2013-11-10T11:51:59.399000000</meta:print-date>
    <dc:date>2013-11-10T17:14:55.954000000</dc:date>
    <meta:document-statistic meta:table-count="1" meta:cell-count="182" meta:object-count="0"/>
  </office:meta>
</office:document-meta>
</file>